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3800000300B1A2A2C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erif1" svg:font-family="'Liberation Serif'" style:font-pitch="variable"/>
    <style:font-face style:name="Raleway" svg:font-family="Raleway" style:font-pitch="variable"/>
    <style:font-face style:name="DejaVu Sans Light" svg:font-family="'DejaVu Sans Light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aleway1" svg:font-family="Raleway" style:font-family-generic="roman" style:font-pitch="variable"/>
    <style:font-face style:name="DejaVu Sans Light1" svg:font-family="'DejaVu Sans Light'" style:font-family-generic="swiss" style:font-pitch="variable"/>
    <style:font-face style:name="FreeSans2" svg:font-family="FreeSans" style:font-adornments="Mitte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>
      <style:graphic-properties style:protect="size"/>
    </style:style>
    <style:style style:name="pr1" style:family="presentation" style:parent-style-name="Hexagons-title">
      <style:graphic-properties draw:auto-grow-height="true" fo:min-height="2.63cm"/>
    </style:style>
    <style:style style:name="pr2" style:family="presentation" style:parent-style-name="Hexagons-outline1">
      <style:graphic-properties fo:min-height="11.001cm"/>
    </style:style>
    <style:style style:name="pr3" style:family="presentation" style:parent-style-name="Hexagons-notes">
      <style:graphic-properties draw:fill-color="#ffffff" draw:auto-grow-height="true" fo:min-height="13.364cm"/>
    </style:style>
    <style:style style:name="pr4" style:family="presentation" style:parent-style-name="Hexagons-title">
      <style:graphic-properties fo:min-height="2.63cm"/>
    </style:style>
    <style:style style:name="pr5" style:family="presentation" style:parent-style-name="Hexagons-outline1">
      <style:graphic-properties fo:min-height="8.885cm"/>
    </style:style>
    <style:style style:name="pr6" style:family="presentation" style:parent-style-name="Hexagons-notes">
      <style:graphic-properties draw:fill-color="#ffffff" fo:min-height="13.364cm"/>
    </style:style>
    <style:style style:name="P1" style:family="paragraph">
      <style:text-properties style:font-name="Andale Mono1"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T1" style:family="text">
      <style:text-properties fo:font-size="44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ffff" fo:font-size="3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3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3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3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3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3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3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3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3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30%"/>
      </text:list-level-style-bullet>
    </text:list-style>
  </office:automatic-styles>
  <office:body>
    <office:presentation>
      <draw:page draw:name="page1" draw:style-name="dp1" draw:master-page-name="Hexagons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Let's Code: TimeTrack, Episode 4</text:p>
          </draw:text-box>
        </draw:frame>
        <draw:frame presentation:style-name="pr2" draw:layer="layout" svg:width="24.639cm" svg:height="9.135cm" svg:x="1.4cm" svg:y="3.685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  <text:p text:style-name="P2"><text:span text:style-name="T1">System Tray Prototype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Hexagons" presentation:presentation-page-layout-name="AL1T1" xml:id="id2" draw:id="id2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cope</text:p>
          </draw:text-box>
        </draw:frame>
        <draw:frame presentation:style-name="pr5" draw:layer="layout" svg:width="24.639cm" svg:height="9.135cm" svg:x="1.4cm" svg:y="3.685cm" presentation:class="outline">
          <draw:text-box>
            <text:list text:style-name="L2">
              <text:list-item>
                <text:p>create a system tray with an icon</text:p>
              </text:list-item>
              <text:list-item>
                <text:p>toggle between two icons on left-click</text:p>
              </text:list-item>
              <text:list-item>
                <text:p>show right click context menu</text:p>
              </text:list-item>
              <text:list-item>
                <text:p>show different context menu on middle click (at the mouse position position)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Hexagons" presentation:presentation-page-layout-name="AL1T1" xml:id="id3" draw:id="id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Research</text:p>
          </draw:text-box>
        </draw:frame>
        <draw:frame presentation:style-name="pr5" draw:layer="layout" svg:width="24.639cm" svg:height="9.135cm" svg:x="1.4cm" svg:y="3.685cm" presentation:class="outline">
          <draw:text-box>
            <text:list text:style-name="L2">
              <text:list-item>
                <text:p>QSystemTrayIcon</text:p>
                <text:list>
                  <text:list-item>
                    <text:p>setContextMenu(QMenu), setIcon(QIcon), setToolTip(QString) - on hower, <text:line-break/>signal: activated(QSystemTrayIcon::ActivationReason)</text:p>
                  </text:list-item>
                </text:list>
              </text:list-item>
              <text:list-item>
                <text:p>QSystemTrayIcon::ActivationReason (left, middle and right click)</text:p>
                <text:list>
                  <text:list-item>
                    <text:p>QSystemTrayIcon::Trigger == 3</text:p>
                  </text:list-item>
                  <text:list-item>
                    <text:p>QSystemTrayIcon::MiddleClick == 4</text:p>
                  </text:list-item>
                  <text:list-item>
                    <text:p>QSystemTrayIcon::Context == 1</text:p>
                  </text:list-item>
                </text:list>
              </text:list-item>
              <text:list-item>
                <text:p>QIcon, QMenu, QAction, QCursor</text:p>
              </text:list-item>
              <text:list-item>
                <text:p>QMenu-&gt;exec(QCursor::pos()) → show a context menu at current cursor position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Hexagons" presentation:presentation-page-layout-name="AL1T1" xml:id="id4" draw:id="id4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Initialize Prototype</text:p>
          </draw:text-box>
        </draw:frame>
        <draw:frame presentation:style-name="pr5" draw:layer="layout" svg:width="24.639cm" svg:height="9.135cm" svg:x="1.4cm" svg:y="3.685cm" presentation:class="outline">
          <draw:text-box>
            <text:list text:style-name="L2">
              <text:list-item>
                <text:p>preparation: empty QWidget project, two icons (on, off)</text:p>
              </text:list-item>
              <text:list-item>
                <text:p>create a system tray icon, set off state as default</text:p>
              </text:list-item>
              <text:list-item>
                <text:p>create a two menus, one for right click and one for middle click context menu</text:p>
                <text:list>
                  <text:list-item>
                    <text:p>Right click Context Menu: { Config, Project Manager, Analytics)</text:p>
                  </text:list-item>
                  <text:list-item>
                    <text:p>Middle click Context Menu: { Project 1, Project 2, Project 3 }</text:p>
                  </text:list-item>
                </text:list>
              </text:list-item>
              <text:list-item>
                <text:p>set right click context menu</text:p>
              </text:list-item>
              <text:list-item>
                <text:p>set tool tip (Project: Project 1)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Hexagons" presentation:presentation-page-layout-name="AL1T1" xml:id="id5" draw:id="id5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witch State on Left-Click</text:p>
          </draw:text-box>
        </draw:frame>
        <draw:frame presentation:style-name="pr5" draw:layer="layout" svg:width="24.639cm" svg:height="9.135cm" svg:x="1.4cm" svg:y="3.685cm" presentation:class="outline">
          <draw:text-box>
            <text:list text:style-name="L2">
              <text:list-item>
                <text:p>on/off flag in object</text:p>
              </text:list-item>
              <text:list-item>
                <text:p>switch icon on left-click (QSystemTrayIcon::Trigger), depending on what it was before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Hexagons" presentation:presentation-page-layout-name="AL1T1" xml:id="id6" draw:id="id6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how Middle Click Menu (Projects)</text:p>
          </draw:text-box>
        </draw:frame>
        <draw:frame presentation:style-name="pr5" draw:layer="layout" svg:width="24.639cm" svg:height="9.135cm" svg:x="1.4cm" svg:y="3.685cm" presentation:class="outline" presentation:user-transformed="true">
          <draw:text-box>
            <text:list text:style-name="L2">
              <text:list-item>
                <text:p>show project selection menu on QSystemTrayIcon::MiddleClick 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Hexagons" presentation:presentation-page-layout-name="AL1T1" xml:id="id7" draw:id="id7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Thanks for watching!</text:p>
          </draw:text-box>
        </draw:frame>
        <draw:frame presentation:style-name="pr5" draw:layer="layout" svg:width="24.639cm" svg:height="9.135cm" svg:x="1.4cm" svg:y="3.685cm" presentation:class="outline">
          <draw:text-box>
            <text:list text:style-name="L2">
              <text:list-item>
                <text:p>First peace of groundwork on the code for final design</text:p>
              </text:list-item>
              <text:list-item>
                <text:p>Goodbye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animations="disabled"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erif1" svg:font-family="'Liberation Serif'" style:font-pitch="variable"/>
    <style:font-face style:name="Raleway" svg:font-family="Raleway" style:font-pitch="variable"/>
    <style:font-face style:name="DejaVu Sans Light" svg:font-family="'DejaVu Sans Light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aleway1" svg:font-family="Raleway" style:font-family-generic="roman" style:font-pitch="variable"/>
    <style:font-face style:name="DejaVu Sans Light1" svg:font-family="'DejaVu Sans Light'" style:font-family-generic="swiss" style:font-pitch="variable"/>
    <style:font-face style:name="FreeSans2" svg:font-family="FreeSans" style:font-adornments="Mitte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xagons-background" style:family="presentation">
      <style:graphic-properties draw:stroke="none" draw:fill="none"/>
      <style:text-properties style:letter-kerning="true"/>
    </style:style>
    <style:style style:name="Hexagons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Hexagon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xagons-outline1" style:family="presentation">
      <style:graphic-properties draw:stroke="none" draw:fill="none" draw:auto-grow-height="false" draw:fit-to-size="shrink-to-fit">
        <text:list-style style:name="Hexagons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ffff" fo:font-size="3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3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3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3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3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3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3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3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3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30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ffffff" style:text-outline="false" style:text-line-through-style="none" style:text-line-through-type="none" style:font-name="DejaVu Sans Light1" fo:font-family="'DejaVu Sans Light'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outline2" style:family="presentation" style:parent-style-name="Hexagons-outline1">
      <style:paragraph-properties fo:margin-left="0cm" fo:margin-right="0cm" fo:margin-top="0cm" fo:margin-bottom="0.299cm" fo:text-indent="0cm"/>
      <style:text-properties style:font-name="DejaVu Sans Light1" fo:font-family="'DejaVu Sans Light'" style:font-family-generic="swiss" style:font-pitch="variable" fo:font-size="20.8999996185303pt" style:font-size-asian="28pt" style:font-size-complex="28pt"/>
    </style:style>
    <style:style style:name="Hexagons-outline3" style:family="presentation" style:parent-style-name="Hexagons-outline2">
      <style:paragraph-properties fo:margin-left="0cm" fo:margin-right="0cm" fo:margin-top="0cm" fo:margin-bottom="0.223cm" fo:text-indent="0cm"/>
      <style:text-properties style:font-name="DejaVu Sans Light1" fo:font-family="'DejaVu Sans Light'" style:font-family-generic="swiss" style:font-pitch="variable" fo:font-size="18pt" style:font-size-asian="24pt" style:font-size-complex="24pt"/>
    </style:style>
    <style:style style:name="Hexagons-outline4" style:family="presentation" style:parent-style-name="Hexagons-outline3">
      <style:paragraph-properties fo:margin-left="0cm" fo:margin-right="0cm" fo:margin-top="0cm" fo:margin-bottom="0.149cm" fo:text-indent="0cm"/>
      <style:text-properties style:font-name="DejaVu Sans Light1" fo:font-family="'DejaVu Sans Light'" style:font-family-generic="swiss" style:font-pitch="variable" fo:font-size="15pt" style:font-size-asian="20pt" style:font-size-complex="20pt"/>
    </style:style>
    <style:style style:name="Hexagons-outline5" style:family="presentation" style:parent-style-name="Hexagons-outline4">
      <style:paragraph-properties fo:margin-left="0cm" fo:margin-right="0cm" fo:margin-top="0cm" fo:margin-bottom="0.074cm" fo:text-indent="0cm"/>
      <style:text-properties style:font-name="DejaVu Sans Light1" fo:font-family="'DejaVu Sans Light'" style:font-family-generic="swiss" style:font-pitch="variable" fo:font-size="15pt" style:font-size-asian="20pt" style:font-size-complex="20pt"/>
    </style:style>
    <style:style style:name="Hexagons-outline6" style:family="presentation" style:parent-style-name="Hexagons-outline5">
      <style:paragraph-properties fo:margin-left="0cm" fo:margin-right="0cm" fo:margin-top="0cm" fo:margin-bottom="0.074cm" fo:text-indent="0cm"/>
      <style:text-properties style:font-name="DejaVu Sans Light1" fo:font-family="'DejaVu Sans Light'" style:font-family-generic="swiss" style:font-pitch="variable" fo:font-size="15pt" style:font-size-asian="20pt" style:font-size-complex="20pt"/>
    </style:style>
    <style:style style:name="Hexagons-outline7" style:family="presentation" style:parent-style-name="Hexagons-outline6">
      <style:paragraph-properties fo:margin-left="0cm" fo:margin-right="0cm" fo:margin-top="0cm" fo:margin-bottom="0.074cm" fo:text-indent="0cm"/>
      <style:text-properties style:font-name="DejaVu Sans Light1" fo:font-family="'DejaVu Sans Light'" style:font-family-generic="swiss" style:font-pitch="variable" fo:font-size="15pt" style:font-size-asian="20pt" style:font-size-complex="20pt"/>
    </style:style>
    <style:style style:name="Hexagons-outline8" style:family="presentation" style:parent-style-name="Hexagon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xagons-outline9" style:family="presentation" style:parent-style-name="Hexagon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xagons-subtitle" style:family="presentation">
      <style:graphic-properties draw:stroke="none" draw:fill="none" draw:textarea-vertical-align="middle">
        <text:list-style style:name="Hexago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title" style:family="presentation">
      <style:graphic-properties draw:stroke="none" draw:fill="none" draw:textarea-vertical-align="middle">
        <text:list-style style:name="Hexago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Raleway" fo:font-family="Raleway" style:font-pitch="variable" fo:font-size="33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exagons-backgroundobjects">
      <style:graphic-properties draw:stroke="none" draw:fill="none" draw:fill-color="#ffffff" draw:auto-grow-height="false" fo:min-height="1.449cm"/>
    </style:style>
    <style:style style:name="Mpr2" style:family="presentation" style:parent-style-name="Hexago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Hexago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size="11pt" style:font-size-asian="11pt" style:font-size-complex="11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xagons" style:page-layout-name="PM1" draw:style-name="Mdp1">
      <office:forms form:automatic-focus="false" form:apply-design-mode="false"/>
      <draw:frame draw:style-name="Mgr3" draw:text-style-name="MP3" draw:layer="backgroundobjects" svg:width="28cm" svg:height="15.749cm" svg:x="0cm" svg:y="0cm">
        <draw:image xlink:href="Pictures/100002010000053800000300B1A2A2CE.png" xlink:type="simple" xlink:show="embed" xlink:actuate="onLoad">
          <text:p/>
        </draw:image>
      </draw:frame>
      <draw:frame presentation:style-name="Hexagons-title" draw:layer="backgroundobjects" svg:width="25.199cm" svg:height="2.63cm" svg:x="1.4cm" svg:y="0.627cm" presentation:class="title" presentation:placeholder="true">
        <draw:text-box/>
      </draw:frame>
      <draw:frame presentation:style-name="Hexagons-outline1" draw:layer="backgroundobjects" svg:width="24.639cm" svg:height="9.135cm" svg:x="1.4cm" svg:y="3.685cm" presentation:class="outline" presentation:placeholder="true">
        <draw:text-box/>
      </draw:frame>
      <draw:frame presentation:style-name="Hexagons-outline1" draw:layer="backgroundobjects" svg:width="24.639cm" svg:height="9.135cm" svg:x="1.4cm" svg:y="3.685cm" presentation:class="outline" presentation:placeholder="true">
        <draw:text-box/>
      </draw:frame>
      <draw:frame presentation:style-name="Mpr1" draw:text-style-name="MP4" draw:layer="backgroundobjects" svg:width="6.523cm" svg:height="1.086cm" svg:x="1.4cm" svg:y="14.347cm" presentation:class="date-time">
        <draw:text-box>
          <text:p text:style-name="MP4"><text:span text:style-name="MT2">https://github.com/skriticos/timetrack</text:span></text:p>
        </draw:text-box>
      </draw:frame>
      <draw:frame presentation:style-name="Mpr1" draw:text-style-name="MP5" draw:layer="backgroundobjects" svg:width="8.875cm" svg:height="1.086cm" svg:x="9.575cm" svg:y="14.347cm" presentation:class="footer">
        <draw:text-box>
          <text:p text:style-name="MP5"><text:span text:style-name="MT1">Let's Code: TimeTrack, Episode 4</text:span></text:p>
          <text:p text:style-name="MP5"><text:span text:style-name="MT1">System Tray Prototype</text:span></text:p>
        </draw:text-box>
      </draw:frame>
      <draw:frame presentation:style-name="Mpr1" draw:text-style-name="MP2" draw:layer="backgroundobjects" svg:width="6.523cm" svg:height="1.086cm" svg:x="20.074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Hexagons-title" draw:layer="backgroundobjects" svg:width="14.848cm" svg:height="11.135cm" svg:x="3.075cm" svg:y="2.257cm" presentation:class="page"/>
        <draw:frame presentation:style-name="Hexagons-notes" draw:layer="backgroundobjects" svg:width="16.799cm" svg:height="13.364cm" svg:x="2.1cm" svg:y="14.107cm" presentation:class="notes" presentation:placeholder="true">
          <draw:text-box/>
        </draw:frame>
        <draw:frame presentation:style-name="Hexago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1T10:13:25.475456255</meta:creation-date>
    <meta:editing-duration>PT27M14S</meta:editing-duration>
    <meta:editing-cycles>3</meta:editing-cycles>
    <meta:generator>LibreOffice/4.3.3.2$Linux_X86_64 LibreOffice_project/430m0$Build-2</meta:generator>
    <meta:initial-creator>Sebastian Bartos</meta:initial-creator>
    <dc:date>2014-11-21T14:06:51.384093212</dc:date>
    <dc:creator>Sebastian Bartos</dc:creator>
    <meta:document-statistic meta:object-count="52"/>
    <meta:template xlink:type="simple" xlink:actuate="onRequest" xlink:title="" xlink:href="../../../../../../usr/lib/libreoffice/share/template/en-US/presnt/Hexagons.otp"/>
  </office:meta>
</office:document-meta>
</file>